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7.7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2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cm" svg:height="4cm" svg:x="6.4cm" svg:y="11cm">
          <text:p text:style-name="P1">Decision FSM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cm" svg:height="2.4cm" svg:x="13.5cm" svg:y="4.8cm">
          <text:p text:style-name="P1">Detect</text:p>
          <text:p text:style-name="P1">ROI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cm" svg:height="2.4cm" svg:x="4.5cm" svg:y="4.8cm">
          <text:p text:style-name="P1">Wheels/</text:p>
          <text:p text:style-name="P1">grippe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cm" svg:height="2.4cm" svg:x="4.5cm" svg:y="18cm">
          <text:p text:style-name="P1">Cam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cm" svg:height="2.4cm" svg:x="13.5cm" svg:y="18cm">
          <text:p text:style-name="P1">Distance</text:p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cm" svg:height="2.4cm" svg:x="9cm" svg:y="18cm">
          <text:p text:style-name="P1">Heat </text:p>
          <text:p text:style-name="P1">cam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0.5cm" svg:y1="11cm" svg:x2="6cm" svg:y2="7.2cm" draw:start-shape="id1" draw:start-glue-point="0" draw:end-shape="id2" draw:end-glue-point="2" svg:d="M10500 11000c0-2850-4500-950-4500-3800" svg:viewBox="0 0 4501 3801">
          <text:p/>
        </draw:connector>
        <draw:connector draw:style-name="gr3" draw:text-style-name="P2" draw:layer="layout" draw:type="curve" svg:x1="10.5cm" svg:y1="11cm" svg:x2="15cm" svg:y2="7.2cm" draw:start-shape="id1" draw:start-glue-point="0" draw:end-shape="id3" draw:end-glue-point="2" svg:d="M10500 11000c0-2850 4500-950 4500-3800" svg:viewBox="0 0 4501 3801">
          <text:p/>
        </draw:connector>
        <draw:connector draw:style-name="gr3" draw:text-style-name="P2" draw:layer="layout" draw:type="curve" svg:x1="10.5cm" svg:y1="15cm" svg:x2="6cm" svg:y2="18cm" draw:start-shape="id1" draw:start-glue-point="2" draw:end-shape="id4" draw:end-glue-point="0" svg:d="M10500 15000c0 2250-4500 750-4500 3000" svg:viewBox="0 0 4501 3001">
          <text:p/>
        </draw:connector>
        <draw:connector draw:style-name="gr3" draw:text-style-name="P2" draw:layer="layout" draw:type="curve" svg:x1="10.5cm" svg:y1="15cm" svg:x2="15cm" svg:y2="18cm" draw:start-shape="id1" draw:start-glue-point="2" draw:end-shape="id5" draw:end-glue-point="0" svg:d="M10500 15000c0 2250 4500 750 4500 3000" svg:viewBox="0 0 4501 3001">
          <text:p/>
        </draw:connector>
        <draw:connector draw:style-name="gr3" draw:text-style-name="P2" draw:layer="layout" draw:type="curve" svg:x1="10.5cm" svg:y1="15cm" svg:x2="10.5cm" svg:y2="18cm" draw:start-shape="id1" draw:start-glue-point="2" draw:end-shape="id6" draw:end-glue-point="0" svg:d="M10500 15000v3000" svg:viewBox="0 0 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10:44:02.240793653</meta:creation-date>
    <dc:date>2019-02-27T11:02:14.909594691</dc:date>
    <meta:editing-duration>PT7M40S</meta:editing-duration>
    <meta:editing-cycles>2</meta:editing-cycles>
    <meta:generator>LibreOffice/6.1.5.2$Linux_X86_64 LibreOffice_project/10$Build-2</meta:generator>
    <meta:document-statistic meta:object-count="11"/>
  </office:meta>
</office:document-meta>
</file>